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20pt" fo:font-weight="bold" officeooo:rsid="001ca5bd" officeooo:paragraph-rsid="001ca5bd" style:font-size-asian="17.5pt" style:font-weight-asian="bold" style:font-size-complex="20pt" style:font-weight-complex="bold"/>
    </style:style>
    <style:style style:name="P2" style:family="paragraph" style:parent-style-name="Standard">
      <style:paragraph-properties fo:text-align="left" style:justify-single-word="false"/>
      <style:text-properties fo:font-size="20pt" fo:font-weight="normal" officeooo:rsid="001ca5bd" officeooo:paragraph-rsid="001d49c3" style:font-size-asian="17.5pt" style:font-weight-asian="normal" style:font-size-complex="20pt" style:font-weight-complex="normal"/>
    </style:style>
    <style:style style:name="P3" style:family="paragraph" style:parent-style-name="Standard">
      <style:paragraph-properties fo:text-align="left" style:justify-single-word="false"/>
      <style:text-properties fo:font-size="20pt" fo:font-weight="normal" officeooo:rsid="001d49c3" officeooo:paragraph-rsid="001d49c3" style:font-size-asian="17.5pt" style:font-weight-asian="normal" style:font-size-complex="20pt" style:font-weight-complex="normal"/>
    </style:style>
    <style:style style:name="P4" style:family="paragraph" style:parent-style-name="Standard">
      <style:paragraph-properties fo:text-align="left" style:justify-single-word="false"/>
      <style:text-properties fo:font-size="20pt" fo:font-weight="normal" officeooo:rsid="002057db" officeooo:paragraph-rsid="002057db" style:font-size-asian="17.5pt" style:font-weight-asian="normal" style:font-size-complex="20pt" style:font-weight-complex="normal"/>
    </style:style>
    <style:style style:name="T1" style:family="text">
      <style:text-properties officeooo:rsid="001d49c3"/>
    </style:style>
    <style:style style:name="T2" style:family="text">
      <style:text-properties style:text-position="super 58%"/>
    </style:style>
    <style:style style:name="T3" style:family="text">
      <style:text-properties officeooo:rsid="001e6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LAN</text:p>
      <text:p text:style-name="P1"/>
      <text:p text:style-name="P2">Mak<text:span text:style-name="T1">ing</text:span> a dungeon generator game where our goal is to first generate a topdown 2d dungeon where there is an entrance and a staircase that leads to the upper floor <text:span text:style-name="T1">like the persona 3 dungeon system</text:span>(floor lower limit 5).</text:p>
      <text:p text:style-name="P2"/>
      <text:p text:style-name="P2">Player starts from the entrannce of the dungeon and his goal is to traverse through each floor and reach the final floor (5<text:span text:style-name="T2">th</text:span> floor) and defeat the final boss to finish the game ( there can be another floor limit like 10,20 or so on… and every 5 floors there is a mini boss lying in wait in the same position, so in essence each boss/miniboss floor is kinda the same and the main variation lies in the floors in between. The final floor will always have the final boss.).</text:p>
      <text:p text:style-name="P2"/>
      <text:p text:style-name="P2">When a player enters a new floor there will be fog everywhere (like each floor tile will have fog which will hide the layout from the player) and by exploring the floor will the fog go away. <text:span text:style-name="T1">The tiles next to player up down left right diagonally will be unfogged (state becomes 0 for unfogged and 1 for fogged) and continue to do so.</text:span></text:p>
      <text:p text:style-name="P2"/>
      <text:p text:style-name="P2">In the floor there can lie monsters (with ai to chase you when you get close and basically fight you kinda like in stardew valley<text:span text:style-name="T1">)</text:span>, chests (<text:span text:style-name="T1">gives armour, weapons, powerups, healing items randomly), traps (like floor spike trap or wall arrow trap to damage the player). The floor layout will be random as </text:span><text:soft-page-break/><text:span text:style-name="T1">well so it can have like narrow branching paths by placing random walls in connection or a wide open area etc.</text:span></text:p>
      <text:p text:style-name="P2"/>
      <text:p text:style-name="P3">Combat goal is to be live so no turn-based stuff. Monsters will only chase you when you get within certain tiles of them, at same speed as you. You don’t have to fight those enemies and can interact with the staircase which will lie at the end (random position for stairs but always lying in the edge tile but entrance to a floor will always have the same coordinate). <text:span text:style-name="T3">When you attack you swing your sword directly in front of you (1 tile for normal sword with faster attack speed) (2 tiles for broadblade with slower attack speed). Direction of player is determined by what movement was last done (w a s d).</text:span></text:p>
      <text:p text:style-name="P3"/>
      <text:p text:style-name="P4">Kill the final boss to win the game. Also killing mini-bosses is also necessary for pprogres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00:09:44.721145725</meta:creation-date>
    <dc:date>2026-03-25T00:35:37.914678090</dc:date>
    <meta:editing-duration>PT4M4S</meta:editing-duration>
    <meta:editing-cycles>2</meta:editing-cycles>
    <meta:generator>LibreOffice/26.2.1.2$Linux_X86_64 LibreOffice_project/620$Build-2</meta:generator>
    <meta:document-statistic meta:table-count="0" meta:image-count="0" meta:object-count="0" meta:page-count="2" meta:paragraph-count="7" meta:word-count="398" meta:character-count="2149" meta:non-whitespace-character-count="1758"/>
  </office:meta>
</office:document-meta>
</file>